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e254" officeooo:paragraph-rsid="0015e254"/>
    </style:style>
    <style:style style:name="P2" style:family="paragraph" style:parent-style-name="Standard">
      <style:text-properties officeooo:rsid="0015e254" officeooo:paragraph-rsid="0015e254"/>
    </style:style>
    <style:style style:name="P3" style:family="paragraph" style:parent-style-name="Standard">
      <style:text-properties officeooo:rsid="0015e254" officeooo:paragraph-rsid="0018323a"/>
    </style:style>
    <style:style style:name="T1" style:family="text">
      <style:text-properties officeooo:rsid="0015e254"/>
    </style:style>
    <style:style style:name="T2" style:family="text">
      <style:text-properties officeooo:rsid="0017bb8d"/>
    </style:style>
    <style:style style:name="T3" style:family="text">
      <style:text-properties officeooo:rsid="0018323a"/>
    </style:style>
    <style:style style:name="T4" style:family="text">
      <style:text-properties fo:color="#ce181e" officeooo:rsid="0018323a"/>
    </style:style>
    <style:style style:name="T5" style:family="text">
      <style:text-properties fo:color="#000000" officeooo:rsid="001832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Wird eine Konstruktorfunktion mit new aufgerufen, ist des neue Objekt, das erstellt wir, der Ausführungskontext in dem die Konstruktorfunktion ausgeführt wird. This zeigt also auf das neue Objekt, in dem direkt Variablen und Methoden angelegt werden können.</text:span></text:p>
      <text:p text:style-name="P1">Beispiel:</text:p>
      <text:p text:style-name="P1"/>
      <text:p text:style-name="P1">Obj1 function(){</text:p>
      <text:p text:style-name="P1"><text:tab/>this.var1 = 3;</text:p>
      <text:p text:style-name="P1"><text:tab/>this.var2 = 5;</text:p>
      <text:p text:style-name="P1">}</text:p>
      <text:p text:style-name="P1"/>
      <text:p text:style-name="P1">neuesObjekt = new Obj1();</text:p>
      <text:p text:style-name="P1"/>
      <text:p text:style-name="P1">→ In <text:span text:style-name="T2">Obj1</text:span> <text:span text:style-name="T2">zeigt this auf das übergeordnete Objekt (neuesObjekt). Darum werden in neuesObjekt</text:span></text:p>
      <text:p text:style-name="P1"><text:tab/><text:span text:style-name="T2">die Variablen erstellt.</text:span></text:p>
      <text:p text:style-name="P1"><text:tab/><text:tab/>→<text:span text:style-name="T3"> Beispiel:</text:span></text:p>
      <text:p text:style-name="P1"/>
      <text:p text:style-name="P1"><text:tab/><text:tab/><text:tab/><text:span text:style-name="T4">{</text:span></text:p>
      <text:p text:style-name="P3"><text:tab/><text:tab/><text:tab/><text:tab/><text:span text:style-name="T3">{</text:span></text:p>
      <text:p text:style-name="P3"><text:tab/><text:tab/><text:tab/><text:tab/><text:tab/><text:span text:style-name="T4">this.var1 = 3;</text:span></text:p>
      <text:p text:style-name="P3"><text:span text:style-name="T3"><text:tab/><text:tab/><text:tab/><text:tab/>}</text:span></text:p>
      <text:p text:style-name="P3"><text:span text:style-name="T3"><text:tab/><text:tab/><text:tab/></text:span><text:span text:style-name="T4">}</text:span></text:p>
      <text:p text:style-name="P3"><text:span text:style-name="T4"><text:tab/><text:tab/><text:tab/></text:span></text:p>
      <text:p text:style-name="P3"><text:span text:style-name="T4"><text:tab/><text:tab/><text:tab/><text:tab/></text:span><text:span text:style-name="T5">var1 wird also in der äußern Klammer bzw. in dem äußeren Objekt erstellt.</text:span></text:p>
      <text:p text:style-name="P1"/>
      <text:p text:style-name="P3">→<text:span text:style-name="T2"> Wir im ObjektA, welches sich in ObjektB befindet, this verwendet, zeigt this auf Objekt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00:57.547970383</meta:creation-date>
    <meta:generator>LibreOffice/6.0.7.3$Linux_X86_64 LibreOffice_project/00m0$Build-3</meta:generator>
    <dc:date>2019-11-24T17:38:14.363440511</dc:date>
    <meta:editing-duration>PT17M</meta:editing-duration>
    <meta:editing-cycles>3</meta:editing-cycles>
    <meta:document-statistic meta:table-count="0" meta:image-count="0" meta:object-count="0" meta:page-count="1" meta:paragraph-count="18" meta:word-count="106" meta:character-count="677" meta:non-whitespace-character-count="557"/>
  </office:meta>
</office:document-meta>
</file>